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39ce" officeooo:paragraph-rsid="000139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ketch City</text:p>
      <text:p text:style-name="P1">GIT class</text:p>
      <text:p text:style-name="P1">8/3/2019</text:p>
      <text:p text:style-name="P1">HCC IdeaLab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3T10:56:19.000480166</meta:creation-date>
    <dc:date>2019-08-03T10:57:56.022247867</dc:date>
    <meta:editing-duration>PT1M38S</meta:editing-duration>
    <meta:editing-cycles>2</meta:editing-cycles>
    <meta:generator>LibreOffice/5.2.3.3$MacOSX_X86_64 LibreOffice_project/d54a8868f08a7b39642414cf2c8ef2f228f780cf</meta:generator>
    <meta:document-statistic meta:table-count="0" meta:image-count="0" meta:object-count="0" meta:page-count="1" meta:paragraph-count="4" meta:word-count="7" meta:character-count="39" meta:non-whitespace-character-count="36"/>
  </office:meta>
</office:document-meta>
</file>